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DavException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DavException.JcrDavException( Throwable cause , int error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crDavException.JcrDavException( Repository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DavException.lookupErrorCode( Class exceptio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crDavException.hasError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